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40b" officeooo:paragraph-rsid="000df40b"/>
    </style:style>
    <style:style style:name="P2" style:family="paragraph" style:parent-style-name="Standard">
      <style:text-properties officeooo:rsid="000df40b" officeooo:paragraph-rsid="000fd823"/>
    </style:style>
    <style:style style:name="P3" style:family="paragraph" style:parent-style-name="Standard" style:list-style-name="L5">
      <style:text-properties officeooo:rsid="000df40b" officeooo:paragraph-rsid="000df40b"/>
    </style:style>
    <style:style style:name="P4" style:family="paragraph" style:parent-style-name="Standard">
      <style:text-properties officeooo:rsid="0011666c" officeooo:paragraph-rsid="0011666c"/>
    </style:style>
    <style:style style:name="P5" style:family="paragraph" style:parent-style-name="Standard" style:list-style-name="L5">
      <style:text-properties officeooo:rsid="0011666c" officeooo:paragraph-rsid="0011666c"/>
    </style:style>
    <style:style style:name="P6" style:family="paragraph" style:parent-style-name="Standard">
      <style:text-properties officeooo:rsid="00116a11" officeooo:paragraph-rsid="00116a11"/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Text_20_body" style:list-style-name="L2">
      <style:text-properties officeooo:rsid="000df40b" officeooo:paragraph-rsid="000df40b"/>
    </style:style>
    <style:style style:name="P9" style:family="paragraph" style:parent-style-name="Text_20_body" style:list-style-name="L2">
      <style:text-properties officeooo:rsid="000df40b" officeooo:paragraph-rsid="001323f8"/>
    </style:style>
    <style:style style:name="P10" style:family="paragraph" style:parent-style-name="Text_20_body">
      <style:text-properties officeooo:paragraph-rsid="000df40b"/>
    </style:style>
    <style:style style:name="P11" style:family="paragraph" style:parent-style-name="Text_20_body" style:list-style-name="L2">
      <style:text-properties officeooo:paragraph-rsid="0011666c"/>
    </style:style>
    <style:style style:name="P12" style:family="paragraph" style:parent-style-name="Text_20_body" style:list-style-name="L2">
      <style:text-properties officeooo:paragraph-rsid="001323f8"/>
    </style:style>
    <style:style style:name="P13" style:family="paragraph" style:parent-style-name="Text_20_body" style:list-style-name="L3">
      <style:text-properties officeooo:rsid="000e0cba" officeooo:paragraph-rsid="000e0cba"/>
    </style:style>
    <style:style style:name="P14" style:family="paragraph" style:parent-style-name="Text_20_body" style:list-style-name="L6">
      <style:text-properties officeooo:rsid="000e0cba" officeooo:paragraph-rsid="001323f8"/>
    </style:style>
    <style:style style:name="P15" style:family="paragraph" style:parent-style-name="Text_20_body" style:list-style-name="L3">
      <style:text-properties officeooo:rsid="000fd823" officeooo:paragraph-rsid="000fd823"/>
    </style:style>
    <style:style style:name="P16" style:family="paragraph" style:parent-style-name="Text_20_body" style:list-style-name="L6">
      <style:text-properties officeooo:rsid="000fd823" officeooo:paragraph-rsid="001323f8"/>
    </style:style>
    <style:style style:name="P17" style:family="paragraph" style:parent-style-name="Text_20_body">
      <style:text-properties fo:font-size="10pt" officeooo:rsid="000fd823" officeooo:paragraph-rsid="000fd823" style:font-size-asian="10pt" style:font-size-complex="10pt"/>
    </style:style>
    <style:style style:name="P18" style:family="paragraph" style:parent-style-name="Text_20_body" style:list-style-name="L2">
      <style:text-properties officeooo:rsid="0011666c" officeooo:paragraph-rsid="0011666c"/>
    </style:style>
    <style:style style:name="P19" style:family="paragraph" style:parent-style-name="Text_20_body" style:list-style-name="L4">
      <style:text-properties officeooo:rsid="0011666c" officeooo:paragraph-rsid="0011666c"/>
    </style:style>
    <style:style style:name="P20" style:family="paragraph" style:parent-style-name="Heading_20_3">
      <style:text-properties officeooo:paragraph-rsid="001323f8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Footnote">
      <style:text-properties officeooo:rsid="000e0cba" officeooo:paragraph-rsid="000e0cba"/>
    </style:style>
    <style:style style:name="T1" style:family="text">
      <style:text-properties officeooo:rsid="000df40b"/>
    </style:style>
    <style:style style:name="T2" style:family="text">
      <style:text-properties fo:language="en" fo:country="US"/>
    </style:style>
    <style:style style:name="T3" style:family="text">
      <style:text-properties officeooo:rsid="000e0cba"/>
    </style:style>
    <style:style style:name="T4" style:family="text">
      <style:text-properties officeooo:rsid="000fd823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1666c"/>
    </style:style>
    <style:style style:name="T7" style:family="text">
      <style:text-properties officeooo:rsid="00116a11"/>
    </style:style>
    <style:style style:name="T8" style:family="text">
      <style:text-properties officeooo:rsid="0013e46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_Toc106_1216648932" text:style-name="Index_20_Link" text:visited-style-name="Index_20_Link">Projects technologies stack<text:tab/>1</text:a></text:p>
          <text:p text:style-name="P22"><text:a xlink:type="simple" xlink:href="#__RefHeading___Toc108_1216648932" text:style-name="Index_20_Link" text:visited-style-name="Index_20_Link">“Auth Microservice” technologies stack<text:tab/>1</text:a></text:p>
          <text:p text:style-name="P7"><text:a xlink:type="simple" xlink:href="#__RefHeading___Toc119_1216648932" text:style-name="Index_20_Link" text:visited-style-name="Index_20_Link">Application container stack<text:tab/>1</text:a></text:p>
          <text:p text:style-name="P22"><text:a xlink:type="simple" xlink:href="#__RefHeading___Toc110_1216648932" text:style-name="Index_20_Link" text:visited-style-name="Index_20_Link">“Recruit APP” technologies stack<text:tab/>1</text:a></text:p>
          <text:p text:style-name="P21"><text:a xlink:type="simple" xlink:href="#__RefHeading___Toc112_1216648932" text:style-name="Index_20_Link" text:visited-style-name="Index_20_Link">CI/CD Stack<text:tab/>1</text:a></text:p>
          <text:p text:style-name="P21"><text:a xlink:type="simple" xlink:href="#__RefHeading___Toc114_1216648932" text:style-name="Index_20_Link" text:visited-style-name="Index_20_Link">CI/CD Configuration<text:tab/>1</text:a></text:p>
        </text:index-body>
      </text:table-of-content>
      <text:p text:style-name="P1"/>
      <text:h text:style-name="Heading_20_1" text:outline-level="1"><text:bookmark-start text:name="__RefHeading___Toc106_1216648932"/>Projects technologies stack<text:bookmark-end text:name="__RefHeading___Toc106_1216648932"/></text:h>
      <text:p text:style-name="P10"><text:span text:style-name="T1">In general this projects will be containerized to docker containers. </text:span><text:bookmark text:name="result_box"/><text:span text:style-name="T2">Some projects stack will be described for each container separately.</text:span></text:p>
      <text:h text:style-name="Heading_20_2" text:outline-level="2"><text:bookmark-start text:name="__RefHeading___Toc108_1216648932"/>“Auth Microservice” technologies stack<text:bookmark-end text:name="__RefHeading___Toc108_1216648932"/></text:h>
      <text:h text:style-name="Heading_20_3" text:outline-level="3"><text:bookmark-start text:name="__RefHeading___Toc119_1216648932"/><text:span text:style-name="T3">“a</text:span>pplication” container stack<text:bookmark-end text:name="__RefHeading___Toc119_1216648932"/></text:h>
      <text:list xml:id="list5852394926904561171" text:style-name="L2">
        <text:list-item>
          <text:p text:style-name="P8">node.js (the application engine)</text:p>
        </text:list-item>
        <text:list-item>
          <text:p text:style-name="P8">node.js modules:</text:p>
          <text:list>
            <text:list-item>
              <text:p text:style-name="P8">sequelize ORM</text:p>
            </text:list-item>
            <text:list-item>
              <text:p text:style-name="P8">apidoc (API documentation generation)</text:p>
            </text:list-item>
            <text:list-item>
              <text:p text:style-name="P11"><text:span text:style-name="T6">express.js (For routing and midlewares)</text:span></text:p>
            </text:list-item>
          </text:list>
        </text:list-item>
      </text:list>
      <text:h text:style-name="Heading_20_3" text:outline-level="3">“master_database” technologies stack</text:h>
      <text:list xml:id="list1481276401414261513" text:style-name="L3">
        <text:list-item>
          <text:p text:style-name="P13">PostgreSQL <text:span text:style-name="T4">Server</text:span><text:note text:id="ftn0" text:note-class="footnote"><text:note-citation>1</text:note-citation><text:note-body><text:p text:style-name="P23"><text:span text:style-name="T5">Need </text:span>to store arrays in database fields. MySQL don’t support array datatype. </text:p></text:note-body></text:note></text:p>
        </text:list-item>
        <text:list-item>
          <text:p text:style-name="P15">Bash script<text:note text:id="ftn1" text:note-class="footnote"><text:note-citation>2</text:note-citation><text:note-body><text:p text:style-name="P17"><text:s text:c="4"/>To initialize database and user</text:p></text:note-body></text:note></text:p>
        </text:list-item>
      </text:list>
      <text:list xml:id="list165201958863151" text:continue-list="list5852394926904561171" text:style-name="L2">
        <text:list-header>
          <text:p text:style-name="P18"/>
          <text:p text:style-name="P11"><text:span text:style-name="T6">Will be updated in next time</text:span></text:p>
        </text:list-header>
      </text:list>
      <text:h text:style-name="Heading_20_3" text:outline-level="3">“cache” technologies stack</text:h>
      <text:list xml:id="list4828710240539782189" text:style-name="L4">
        <text:list-item>
          <text:p text:style-name="P19">Redis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110_1216648932"/>“Recruit APP” technologies stack<text:bookmark-end text:name="__RefHeading___Toc110_1216648932"/></text:h>
      <text:h text:style-name="P20" text:outline-level="3"><text:span text:style-name="T3">“a</text:span>pplication” container stack</text:h>
      <text:list xml:id="list165202256255274" text:continue-list="list165201958863151" text:style-name="L2">
        <text:list-item>
          <text:p text:style-name="P9">node.js (the application engine)</text:p>
        </text:list-item>
        <text:list-item>
          <text:p text:style-name="P9">node.js modules:</text:p>
          <text:list>
            <text:list-item>
              <text:p text:style-name="P9">sequelize ORM</text:p>
            </text:list-item>
            <text:list-item>
              <text:p text:style-name="P9">apidoc (API documentation generation)</text:p>
            </text:list-item>
            <text:list-item>
              <text:p text:style-name="P12"><text:span text:style-name="T6">express.js (For routing and midlewares)</text:span></text:p>
            </text:list-item>
          </text:list>
        </text:list-item>
      </text:list>
      <text:h text:style-name="P20" text:outline-level="3">“master_database” technologies stack</text:h>
      <text:list xml:id="list469432884082446274" text:style-name="L6">
        <text:list-item>
          <text:p text:style-name="P14">PostgreSQL <text:span text:style-name="T4">Server</text:span></text:p>
        </text:list-item>
        <text:list-item>
          <text:p text:style-name="P16">Bash script</text:p>
        </text:list-item>
      </text:list>
      <text:p text:style-name="P2"/>
      <text:p text:style-name="P2"/>
      <text:p text:style-name="P2"/>
      <text:h text:style-name="Heading_20_1" text:outline-level="1"><text:bookmark-start text:name="__RefHeading___Toc112_1216648932"/>CI/CD Stack<text:bookmark-end text:name="__RefHeading___Toc112_1216648932"/></text:h>
      <text:list xml:id="list3784379679665518470" text:style-name="L5">
        <text:list-item>
          <text:p text:style-name="P3"><text:span text:style-name="T6">For build server we will use Jenkins </text:span><text:tab/><text:span text:style-name="T6">or TeamCity. </text:span></text:p>
        </text:list-item>
        <text:list-item>
          <text:p text:style-name="P5">For build script we will use Chef or Puppet. </text:p>
        </text:list-item>
      </text:list>
      <text:p text:style-name="P4"/>
      <text:p text:style-name="P6">More information will be provided here when servers will <text:span text:style-name="T8">be up</text:span></text:p>
      <text:h text:style-name="Heading_20_1" text:outline-level="1"><text:bookmark-start text:name="__RefHeading___Toc114_1216648932"/>CI/CD Configuration<text:bookmark-end text:name="__RefHeading___Toc114_1216648932"/></text:h>
      <text:p text:style-name="Text_20_body"><text:bookmark-start text:name="__RefHeading___Toc116_1216648932"/>Not started process yet<text:bookmark-end text:name="__RefHeading___Toc116_121664893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56:07.351657869</meta:creation-date>
    <dc:date>2017-06-02T16:52:01.214960923</dc:date>
    <meta:editing-duration>PT5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93" meta:character-count="1295" meta:non-whitespace-character-count="1151"/>
  </office:meta>
</office:document-meta>
</file>